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848cm" fo:margin-left="-0.053cm" fo:margin-top="0cm" fo:margin-bottom="0cm" table:align="left"/>
    </style:style>
    <style:style style:name="Table1.A" style:family="table-column">
      <style:table-column-properties style:column-width="4.187cm"/>
    </style:style>
    <style:style style:name="Table1.B" style:family="table-column">
      <style:table-column-properties style:column-width="1.961cm"/>
    </style:style>
    <style:style style:name="Table1.C" style:family="table-column">
      <style:table-column-properties style:column-width="1.162cm"/>
    </style:style>
    <style:style style:name="Table1.D" style:family="table-column">
      <style:table-column-properties style:column-width="2.621cm"/>
    </style:style>
    <style:style style:name="Table1.E" style:family="table-column">
      <style:table-column-properties style:column-width="2.484cm"/>
    </style:style>
    <style:style style:name="Table1.F" style:family="table-column">
      <style:table-column-properties style:column-width="2.432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="0cm" fo:border="none"/>
    </style:style>
    <style:style style:name="P1" style:family="paragraph" style:parent-style-name="Header">
      <style:text-properties officeooo:rsid="0018db87" officeooo:paragraph-rsid="0018db87"/>
    </style:style>
    <style:style style:name="P2" style:family="paragraph" style:parent-style-name="Header">
      <style:paragraph-properties fo:text-align="center" style:justify-single-word="false"/>
      <style:text-properties officeooo:rsid="0018db87" officeooo:paragraph-rsid="0018db87"/>
    </style:style>
    <style:style style:name="P3" style:family="paragraph" style:parent-style-name="Header">
      <style:paragraph-properties fo:text-align="end" style:justify-single-word="false"/>
      <style:text-properties officeooo:rsid="0018db87" officeooo:paragraph-rsid="0018db87"/>
    </style:style>
    <style:style style:name="P4" style:family="paragraph" style:parent-style-name="Footer">
      <style:paragraph-properties fo:text-align="start" style:justify-single-word="false"/>
      <style:text-properties officeooo:rsid="0018db87" officeooo:paragraph-rsid="0018db87"/>
    </style:style>
    <style:style style:name="P5" style:family="paragraph" style:parent-style-name="Footer">
      <style:paragraph-properties fo:text-align="end" style:justify-single-word="false"/>
      <style:text-properties officeooo:rsid="0018db87" officeooo:paragraph-rsid="0018db87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8db87" officeooo:paragraph-rsid="0018db8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db87" officeooo:paragraph-rsid="0018db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2f49" officeooo:paragraph-rsid="0018db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2f49" officeooo:paragraph-rsid="001a2f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2f49" officeooo:paragraph-rsid="001ea54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af131" officeooo:paragraph-rsid="001af1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d2b87" officeooo:paragraph-rsid="001d2b8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40fb" officeooo:paragraph-rsid="001d40f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a548" officeooo:paragraph-rsid="001ea54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d40fb" officeooo:paragraph-rsid="001d40f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d2b87" officeooo:paragraph-rsid="001d2b8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af131" officeooo:paragraph-rsid="001af131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1d2b87" officeooo:paragraph-rsid="001d2b8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a548" officeooo:paragraph-rsid="001ea54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8db87" officeooo:paragraph-rsid="0023e843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d2b87" officeooo:paragraph-rsid="001d2b8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fo:font-weight="bold" officeooo:rsid="001d2b87" officeooo:paragraph-rsid="001d2b8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20b74c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2416f" officeooo:paragraph-rsid="0022416f" style:font-weight-asian="bold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normal" officeooo:rsid="0022416f" officeooo:paragraph-rsid="0022416f" style:font-weight-asian="normal" style:font-weight-complex="normal"/>
    </style:style>
    <style:style style:name="P2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12pt" fo:font-weight="normal" officeooo:rsid="001b23b2" officeooo:paragraph-rsid="001b23b2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fo:font-size="12pt" fo:font-style="normal" fo:font-weight="normal" officeooo:rsid="001d2b87" officeooo:paragraph-rsid="001d2b8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style="normal" fo:font-weight="normal" officeooo:rsid="001d2b87" officeooo:paragraph-rsid="001d2b8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margin-left="5.002cm" fo:margin-right="0cm" fo:text-align="start" style:justify-single-word="false" fo:text-indent="-0.635cm" style:auto-text-indent="false"/>
      <style:text-properties fo:font-size="14pt" fo:font-weight="bold" officeooo:rsid="001d2b87" officeooo:paragraph-rsid="001d2b87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4125" style:font-style-asian="italic" style:font-style-complex="italic"/>
    </style:style>
    <style:style style:name="T3" style:family="text">
      <style:text-properties fo:font-style="italic" officeooo:rsid="0020b74c" style:font-style-asian="italic" style:font-style-complex="italic"/>
    </style:style>
    <style:style style:name="T4" style:family="text">
      <style:text-properties officeooo:rsid="001a2f49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a2f49" style:font-size-asian="14pt" style:font-weight-asian="bold" style:font-size-complex="14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23b2" style:font-style-asian="normal" style:font-style-complex="normal"/>
    </style:style>
    <style:style style:name="T9" style:family="text">
      <style:text-properties fo:font-style="normal" officeooo:rsid="001ba374" style:font-style-asian="normal" style:font-style-complex="normal"/>
    </style:style>
    <style:style style:name="T10" style:family="text">
      <style:text-properties fo:font-style="normal" officeooo:rsid="001d2b87" style:font-style-asian="normal" style:font-style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20b74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bold" officeooo:rsid="001d2b87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bold" officeooo:rsid="0020b74c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officeooo:rsid="001ea548"/>
    </style:style>
    <style:style style:name="T18" style:family="text">
      <style:text-properties officeooo:rsid="0020b74c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MEMO HOMEWORK #1</text:p>
      <text:p text:style-name="P6"/>
      <text:p text:style-name="P6"/>
      <text:p text:style-name="P11">First assigment, basic overview about classes inheritance.</text:p>
      <text:p text:style-name="P11"/>
      <text:p text:style-name="P11">Because I'm using Ruby, some of the requirements differ:</text:p>
      <text:list xml:id="list4018135364704257019" text:style-name="L1">
        <text:list-item>
          <text:p text:style-name="P19">Ruby does not have interfaces, so the <text:span text:style-name="T1">Flyer</text:span><text:span text:style-name="T7"> interface asked, is not really created. It's just a parent class with empty methods. So </text:span><text:span text:style-name="T1">Bat</text:span><text:span text:style-name="T7"> and </text:span><text:span text:style-name="T1">Fly</text:span><text:span text:style-name="T7"> classes inherits directly from </text:span><text:span text:style-name="T1">Flyer</text:span><text:span text:style-name="T7">. As an example, the class heritage goes </text:span><text:span text:style-name="T1">Thing &gt; Creature &gt; Flyer &gt; Bat|Fly</text:span></text:p>
        </text:list-item>
        <text:list-item>
          <text:p text:style-name="P19"><text:span text:style-name="T1">TestCreature</text:span><text:span text:style-name="T7"> is a Ruby script, does not need to be a class.</text:span></text:p>
        </text:list-item>
        <text:list-item>
          <text:p text:style-name="P28"><text:span text:style-name="T7">THING_COUNT and CREATE_COUNT are regular variables in the “main” scope of the script </text:span><text:span text:style-name="T9">(main scope means they are global variables)</text:span><text:span text:style-name="T7">.</text:span></text:p>
        </text:list-item>
      </text:list>
      <text:p text:style-name="P11"><text:span text:style-name="T7">Besides </text:span><text:span text:style-name="T8">the Java-Ruby differences, I followed the </text:span><text:span text:style-name="T10">specifications from the Javadoc</text:span></text:p>
      <text:p text:style-name="P11"/>
      <text:p text:style-name="P25"><text:span text:style-name="T15">R</text:span><text:span text:style-name="T16">epository</text:span><text:span text:style-name="T14">: </text:span>TA (<text:a xlink:type="simple" xlink:href="mailto:sdivanji@hawk.iit.edu" office:target-frame-name="_blank" xlink:show="new">sdivanji@hawk.iit.edu</text:a>) and instructor (<text:a xlink:type="simple" xlink:href="mailto:bistriceanu@iit.edu">bistriceanu@iit.edu</text:a>) <text:span text:style-name="T18">has been given access to the private repository in BitBucket (</text:span><text:a xlink:type="simple" xlink:href="https://bitbucket.org/wvidana/cs-445"><text:span text:style-name="T18">https://bitbucket.org/wvidana/cs-445</text:span></text:a><text:span text:style-name="T18">). This assigment is under </text:span><text:span text:style-name="T3">HW1</text:span><text:span text:style-name="T18"> folder</text:span></text:p>
      <text:p text:style-name="P25"/>
      <text:p text:style-name="P26">Directory hierarchy: contents</text:p>
      <text:list xml:id="list3297953026031378300" text:style-name="L4">
        <text:list-item>
          <text:p text:style-name="P27">root folder of the project: source code, GemFile, README and rest of folders</text:p>
        </text:list-item>
        <text:list-item>
          <text:p text:style-name="P27">./spec: Unit Tests</text:p>
        </text:list-item>
        <text:list-item>
          <text:p text:style-name="P27">./memo: this file</text:p>
        </text:list-item>
        <text:list-item>
          <text:p text:style-name="P27">./coverage: unit testing coverage results in HTML (index.html) and CSV format</text:p>
        </text:list-item>
      </text:list>
      <text:p text:style-name="P7"/>
      <text:p text:style-name="P16"><text:span text:style-name="T17">Acceptance test</text:span>: <text:span text:style-name="T11">Ruby is a scripting lenguaje, does not need to be compiled. For executing the acceptance test just run:</text:span></text:p>
      <text:list xml:id="list4244010860093160025" text:style-name="L2">
        <text:list-item>
          <text:p text:style-name="P20">ruby TestCreatures.rb</text:p>
        </text:list-item>
      </text:list>
      <text:p text:style-name="P12">It will print the output asked in the requirements:</text:p>
      <text:list xml:id="list3122595753617110523" text:style-name="L3">
        <text:list-item>
          <text:p text:style-name="P24"><text:span text:style-name="T11">First section are from the </text:span><text:span text:style-name="T13">first tests</text:span></text:p>
        </text:list-item>
        <text:list-item>
          <text:p text:style-name="P29">If the object is a Creature, then it prints with toString() method. If not it only prints the object reference.</text:p>
        </text:list-item>
        <text:list-item>
          <text:p text:style-name="P23">Second part tests the behaviour of the different methods.</text:p>
        </text:list-item>
        <text:list-item>
          <text:p text:style-name="P29">Things: only prints using toString()</text:p>
        </text:list-item>
        <text:list-item>
          <text:p text:style-name="P29">Creatures</text:p>
        </text:list-item>
        <text:list-item>
          <text:p text:style-name="P30">prints using toString()</text:p>
        </text:list-item>
        <text:list-item>
          <text:p text:style-name="P30">test method eat, whatdidYouEat() and move()</text:p>
        </text:list-item>
        <text:list-item>
          <text:p text:style-name="P31"><text:span text:style-name="T12">Bat</text:span><text:span text:style-name="T13"> and </text:span><text:span text:style-name="T12">Fly </text:span><text:span text:style-name="T13">runs the method fly() when move() is called.</text:span></text:p>
        </text:list-item>
      </text:list>
      <text:p text:style-name="P22"><text:line-break/></text:p>
      <text:p text:style-name="P22"><text:soft-page-break/><text:span text:style-name="T6">Lines of code</text:span><text:span text:style-name="T4">: output from CLOC</text:span></text:p>
      <text:p text:style-name="P15">Core App</text:p>
      <text:p text:style-name="P9">------------------------------------------------------------------------------- <text:s text:c="102"/></text:p>
      <text:p text:style-name="P9">Language <text:s text:c="20"/>files <text:s text:c="9"/>blank <text:s text:c="7"/>comment <text:s text:c="10"/>code <text:s text:c="102"/></text:p>
      <text:p text:style-name="P9">------------------------------------------------------------------------------- <text:s text:c="102"/></text:p>
      <text:p text:style-name="P14">Ruby <text:s text:c="28"/>8 <text:s text:c="12"/>38 <text:s text:c="12"/>21 <text:s text:c="11"/>163</text:p>
      <text:p text:style-name="P10"><text:span text:style-name="T17">-------------------------------------------------------------------------------</text:span> <text:s text:c="99"/></text:p>
      <text:p text:style-name="P10"/>
      <text:p text:style-name="P15">Unit test (rspec)</text:p>
      <text:p text:style-name="P13">-------------------------------------------------------------------------------</text:p>
      <text:p text:style-name="P13">Language <text:s text:c="20"/>files <text:s text:c="9"/>blank <text:s text:c="7"/>comment <text:s text:c="10"/>code</text:p>
      <text:p text:style-name="P13">-------------------------------------------------------------------------------</text:p>
      <text:p text:style-name="P13">Ruby <text:s text:c="28"/>7 <text:s text:c="12"/>84 <text:s text:c="12"/>82 <text:s text:c="11"/>422</text:p>
      <text:p text:style-name="P13">-------------------------------------------------------------------------------</text:p>
      <text:p text:style-name="P13"/>
      <text:p text:style-name="P13"><text:span text:style-name="T5">Unit Test Coverage: </text:span>measured using SimpleCov (CSV formatter)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File</text:p>
          </table:table-cell>
          <table:table-cell table:style-name="Table1.A1" office:value-type="string">
            <text:p text:style-name="P17">% covered</text:p>
          </table:table-cell>
          <table:table-cell table:style-name="Table1.A1" office:value-type="string">
            <text:p text:style-name="P17">Lines</text:p>
          </table:table-cell>
          <table:table-cell table:style-name="Table1.A1" office:value-type="string">
            <text:p text:style-name="P17">Relevant Lines</text:p>
          </table:table-cell>
          <table:table-cell table:style-name="Table1.A1" office:value-type="string">
            <text:p text:style-name="P17">Lines covered</text:p>
          </table:table-cell>
          <table:table-cell table:style-name="Table1.A1" office:value-type="string">
            <text:p text:style-name="P17">Lines missed</text:p>
          </table:table-cell>
        </table:table-row>
        <table:table-row table:style-name="Table1.1">
          <table:table-cell table:style-name="Table1.A1" office:value-type="string">
            <text:p text:style-name="P17">./Ant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3</text:p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Bat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27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Creature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25</text:p>
          </table:table-cell>
          <table:table-cell table:style-name="Table1.A1" office:value-type="string">
            <text:p text:style-name="P18">13</text:p>
          </table:table-cell>
          <table:table-cell table:style-name="Table1.A1" office:value-type="string">
            <text:p text:style-name="P18">13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Fly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27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Flyer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0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Thing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3</text:p>
          </table:table-cell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Tiger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3</text:p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spec/Ant_spec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98</text:p>
          </table:table-cell>
          <table:table-cell table:style-name="Table1.A1" office:value-type="string">
            <text:p text:style-name="P18">57</text:p>
          </table:table-cell>
          <table:table-cell table:style-name="Table1.A1" office:value-type="string">
            <text:p text:style-name="P18">57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spec/Bat_spec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05</text:p>
          </table:table-cell>
          <table:table-cell table:style-name="Table1.A1" office:value-type="string">
            <text:p text:style-name="P18">62</text:p>
          </table:table-cell>
          <table:table-cell table:style-name="Table1.A1" office:value-type="string">
            <text:p text:style-name="P18">62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spec/Creature_spec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79</text:p>
          </table:table-cell>
          <table:table-cell table:style-name="Table1.A1" office:value-type="string">
            <text:p text:style-name="P18">45</text:p>
          </table:table-cell>
          <table:table-cell table:style-name="Table1.A1" office:value-type="string">
            <text:p text:style-name="P18">45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spec/Fly_spec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05</text:p>
          </table:table-cell>
          <table:table-cell table:style-name="Table1.A1" office:value-type="string">
            <text:p text:style-name="P18">62</text:p>
          </table:table-cell>
          <table:table-cell table:style-name="Table1.A1" office:value-type="string">
            <text:p text:style-name="P18">62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spec/Thing_spec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8">0</text:p>
          </table:table-cell>
        </table:table-row>
        <table:table-row table:style-name="Table1.1">
          <table:table-cell table:style-name="Table1.A1" office:value-type="string">
            <text:p text:style-name="P17">./spec/Tiger_spec.rb</text:p>
          </table:table-cell>
          <table:table-cell table:style-name="Table1.A1" office:value-type="string">
            <text:p text:style-name="P18">100</text:p>
          </table:table-cell>
          <table:table-cell table:style-name="Table1.A1" office:value-type="string">
            <text:p text:style-name="P18">81</text:p>
          </table:table-cell>
          <table:table-cell table:style-name="Table1.A1" office:value-type="string">
            <text:p text:style-name="P18">47</text:p>
          </table:table-cell>
          <table:table-cell table:style-name="Table1.A1" office:value-type="string">
            <text:p text:style-name="P18">47</text:p>
          </table:table-cell>
          <table:table-cell table:style-name="Table1.A1" office:value-type="string">
            <text:p text:style-name="P18">0</text:p>
          </table:table-cell>
        </table:table-row>
      </table:table>
      <text:p text:style-name="Standard"/>
      <text:p text:style-name="P13"/>
      <text:p text:style-name="P8"/>
      <text:p text:style-name="P8"/>
      <text:p text:style-name="P11"><text:span text:style-name="T5">Cyclomatic complexity</text:span>: output from Saikuro (Ruby cyclomatic complexity analycer)</text:p>
      <text:p text:style-name="P11"/>
      <text:p text:style-name="P14">-- START Ant --</text:p>
      <text:p text:style-name="P14">Type:Class Name:Ant Complexity:2 Lines:9</text:p>
      <text:p text:style-name="P14">-- END Ant --</text:p>
      <text:p text:style-name="P14">-- START Bat --</text:p>
      <text:p text:style-name="P14">Type:Class Name:Bat Complexity:6 Lines:23</text:p>
      <text:p text:style-name="P14">-- END Bat --</text:p>
      <text:p text:style-name="P14">-- START Creature --</text:p>
      <text:p text:style-name="P14"><text:soft-page-break/>Type:Class Name:Creature Complexity:5 Lines:21</text:p>
      <text:p text:style-name="P14">-- END Creature --</text:p>
      <text:p text:style-name="P14">-- START Flyer --</text:p>
      <text:p text:style-name="P14">Type:Class Name:Flyer Complexity:1 Lines:6</text:p>
      <text:p text:style-name="P14">-- END Flyer --</text:p>
      <text:p text:style-name="P14">-- START Fly --</text:p>
      <text:p text:style-name="P14">Type:Class Name:Fly Complexity:6 Lines:23</text:p>
      <text:p text:style-name="P14">-- END Fly --</text:p>
      <text:p text:style-name="P14">-- START <text:s/>– <text:span text:style-name="T2">(TestCreature.rb doesn't have any class, so it's type Global)</text:span></text:p>
      <text:p text:style-name="P14">Type:Global Name: Complexity:1 Lines:2</text:p>
      <text:p text:style-name="P14">-- END <text:s/>--</text:p>
      <text:p text:style-name="P14">-- START Thing --</text:p>
      <text:p text:style-name="P14">Type:Class Name:Thing Complexity:2 Lines:9</text:p>
      <text:p text:style-name="P14">-- END Thing --</text:p>
      <text:p text:style-name="P14">-- START Tiger --</text:p>
      <text:p text:style-name="P14">Type:Class Name:Tiger Complexity:2 Lines:9</text:p>
      <text:p text:style-name="P14">-- END Tiger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db87" officeooo:paragraph-rsid="0018db87"/>
    </style:style>
    <style:style style:name="MP2" style:family="paragraph" style:parent-style-name="Header">
      <style:paragraph-properties fo:text-align="center" style:justify-single-word="false"/>
      <style:text-properties officeooo:rsid="0018db87" officeooo:paragraph-rsid="0018db87"/>
    </style:style>
    <style:style style:name="MP3" style:family="paragraph" style:parent-style-name="Header">
      <style:paragraph-properties fo:text-align="end" style:justify-single-word="false"/>
      <style:text-properties officeooo:rsid="0018db87" officeooo:paragraph-rsid="0018db87"/>
    </style:style>
    <style:style style:name="MP4" style:family="paragraph" style:parent-style-name="Footer">
      <style:paragraph-properties fo:text-align="start" style:justify-single-word="false"/>
      <style:text-properties officeooo:rsid="0018db87" officeooo:paragraph-rsid="0018db87"/>
    </style:style>
    <style:style style:name="MP5" style:family="paragraph" style:parent-style-name="Footer">
      <style:paragraph-properties fo:text-align="end" style:justify-single-word="false"/>
      <style:text-properties officeooo:rsid="0018db87" officeooo:paragraph-rsid="0018db87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M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Wilfrido Vidana (A20339323)</text:p>
          <text:p text:style-name="MP2"><text:page-number text:select-page="current">3</text:page-number>/<text:page-count>3</text:page-count></text:p>
          <text:p text:style-name="MP3">Homework #1</text:p>
        </text:section>
      </style:header>
      <style:header-left>
        <text:p text:style-name="Header_20_left"/>
      </style:header-left>
      <style:footer>
        <text:section text:style-name="MSect2" text:name="Section2">
          <text:p text:style-name="MP4">Illinois Institute of Technology - Computer Science</text:p>
          <text:p text:style-name="MP5">cs445-section: Spring 2015</text:p>
        </text:section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3:23:36.824085135</meta:creation-date>
    <dc:date>2015-02-03T23:25:02.630009120</dc:date>
    <meta:editing-duration>PT1H10M57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3" meta:paragraph-count="153" meta:word-count="532" meta:character-count="4174" meta:non-whitespace-character-count="3179"/>
  </office:meta>
</office:document-meta>
</file>